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277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4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ctw dependency calculation benchmark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#Threads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Q Factor</text:p>
          </table:table-cell>
          <table:table-cell office:value-type="string" calcext:value-type="string">
            <text:p>Rel Elapsed</text:p>
          </table:table-cell>
        </table:table-row>
        <table:table-row table:style-name="ro1">
          <table:table-cell office:value-type="string" calcext:value-type="string">
            <text:p>aoun</text:p>
          </table:table-cell>
          <table:table-cell office:value-type="string" calcext:value-type="string">
            <text:p>2xE5-264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style-name="ce1" office:value-type="time" office:time-value="PT14H01M57.152S" calcext:value-type="time">
            <text:p>14:01:57.15</text:p>
          </table:table-cell>
          <table:table-cell table:style-name="ce1" office:value-type="time" office:time-value="PT14H03M42.09S" calcext:value-type="time">
            <text:p>14:03:42.09</text:p>
          </table:table-cell>
          <table:table-cell table:style-name="ce5" table:formula="of:=[.F4]-[.E4]" office:value-type="time" office:time-value="PT00H01M44.938S" calcext:value-type="time">
            <text:p>00:01:44.94</text:p>
          </table:table-cell>
          <table:table-cell table:formula="of:=1/([.C4]*[.D4]*[.G4])" office:value-type="float" office:value="13.7223884579466" calcext:value-type="float">
            <text:p>13.7223884579</text:p>
          </table:table-cell>
          <table:table-cell table:formula="of:=[.G4]/[.$G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ngsx</text:p>
          </table:table-cell>
          <table:table-cell office:value-type="string" calcext:value-type="string">
            <text:p>Core i7-377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table:style-name="ce2" office:value-type="time" office:time-value="PT13H54M08.581S" calcext:value-type="time">
            <text:p>13:54:08.58</text:p>
          </table:table-cell>
          <table:table-cell table:style-name="ce2" office:value-type="time" office:time-value="PT13H58M42.292S" calcext:value-type="time">
            <text:p>13:58:42.29</text:p>
          </table:table-cell>
          <table:table-cell table:style-name="ce5" table:formula="of:=[.F5]-[.E5]" office:value-type="time" office:time-value="PT00H04M33.711S" calcext:value-type="time">
            <text:p>00:04:33.71</text:p>
          </table:table-cell>
          <table:table-cell table:formula="of:=1/([.C5]*[.D5]*[.G5])" office:value-type="float" office:value="11.605198871201" calcext:value-type="float">
            <text:p>11.6051988712</text:p>
          </table:table-cell>
          <table:table-cell table:formula="of:=[.G5]/[.$G$4]" office:value-type="float" office:value="2.60831157445349" calcext:value-type="float">
            <text:p>2.6083115745</text:p>
          </table:table-cell>
        </table:table-row>
        <table:table-row table:style-name="ro1">
          <table:table-cell office:value-type="string" calcext:value-type="string">
            <text:p>cuda</text:p>
          </table:table-cell>
          <table:table-cell office:value-type="string" calcext:value-type="string">
            <text:p>2xXeon X5650</text:p>
          </table:table-cell>
          <table:table-cell office:value-type="float" office:value="24" calcext:value-type="float">
            <text:p>24</text:p>
          </table:table-cell>
          <table:table-cell office:value-type="float" office:value="2.67" calcext:value-type="float">
            <text:p>2.67</text:p>
          </table:table-cell>
          <table:table-cell table:style-name="ce1" office:value-type="time" office:time-value="PT13H47M32.056S" calcext:value-type="time">
            <text:p>13:47:32.06</text:p>
          </table:table-cell>
          <table:table-cell table:style-name="ce1" office:value-type="time" office:time-value="PT13H49M53.027S" calcext:value-type="time">
            <text:p>13:49:53.03</text:p>
          </table:table-cell>
          <table:table-cell table:style-name="ce5" table:formula="of:=[.F6]-[.E6]" office:value-type="time" office:time-value="PT00H02M20.971S" calcext:value-type="time">
            <text:p>00:02:20.97</text:p>
          </table:table-cell>
          <table:table-cell table:formula="of:=1/([.C6]*[.D6]*[.G6])" office:value-type="float" office:value="9.56448210441561" calcext:value-type="float">
            <text:p>9.5644821044</text:p>
          </table:table-cell>
          <table:table-cell table:formula="of:=[.G6]/[.$G$4]" office:value-type="float" office:value="1.34337418285083" calcext:value-type="float">
            <text:p>1.3433741829</text:p>
          </table:table-cell>
        </table:table-row>
        <table:table-row table:style-name="ro2">
          <table:table-cell office:value-type="string" calcext:value-type="string">
            <text:p>weimar</text:p>
          </table:table-cell>
          <table:table-cell office:value-type="string" calcext:value-type="string">
            <text:p>Core i5-2500K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style-name="ce1" office:value-type="time" office:time-value="PT13H52M27.302S" calcext:value-type="time">
            <text:p>13:52:27.30</text:p>
          </table:table-cell>
          <table:table-cell table:style-name="ce1" office:value-type="time" office:time-value="PT14H02M36.817S" calcext:value-type="time">
            <text:p>14:02:36.82</text:p>
          </table:table-cell>
          <table:table-cell table:style-name="ce5" table:formula="of:=[.F7]-[.E7]" office:value-type="time" office:time-value="PT00H10M09.515S" calcext:value-type="time">
            <text:p>00:10:09.52</text:p>
          </table:table-cell>
          <table:table-cell table:formula="of:=1/([.C7]*[.D7]*[.G7])" office:value-type="float" office:value="10.7387915727333" calcext:value-type="float">
            <text:p>10.7387915727</text:p>
          </table:table-cell>
          <table:table-cell table:formula="of:=[.G7]/[.$G$4]" office:value-type="float" office:value="5.80833444510092" calcext:value-type="float">
            <text:p>5.8083344451</text:p>
          </table:table-cell>
        </table:table-row>
        <table:table-row table:style-name="ro3">
          <table:table-cell office:value-type="string" calcext:value-type="string">
            <text:p>eee netbook</text:p>
          </table:table-cell>
          <table:table-cell office:value-type="string" calcext:value-type="string">
            <text:p>Atom N260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style-name="ce1" office:value-type="time" office:time-value="PT14H34M50.209S" calcext:value-type="time">
            <text:p>14:34:50.21</text:p>
          </table:table-cell>
          <table:table-cell table:style-name="ce1" office:value-type="time" office:time-value="PT16H12M44.516S" calcext:value-type="time">
            <text:p>16:12:44.52</text:p>
          </table:table-cell>
          <table:table-cell table:style-name="ce1" table:formula="of:=[.F8]-[.E8]" office:value-type="time" office:time-value="PT01H37M54.307S" calcext:value-type="time">
            <text:p>01:37:54.31</text:p>
          </table:table-cell>
          <table:table-cell table:formula="of:=1/([.C8]*[.D8]*[.G8])" office:value-type="float" office:value="2.29814342355617" calcext:value-type="float">
            <text:p>2.2981434236</text:p>
          </table:table-cell>
          <table:table-cell table:formula="of:=[.G8]/[.$G$4]" office:value-type="float" office:value="55.9788351216909" calcext:value-type="float">
            <text:p>55.9788351217</text:p>
          </table:table-cell>
        </table:table-row>
        <table:table-row table:style-name="ro3">
          <table:table-cell office:value-type="string" calcext:value-type="string">
            <text:p>home linux</text:p>
          </table:table-cell>
          <table:table-cell office:value-type="string" calcext:value-type="string">
            <text:p>Core i7-2700K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style-name="ce3" office:value-type="time" office:time-value="PT21H06M19.903S" calcext:value-type="time">
            <text:p>21:06:19.90</text:p>
          </table:table-cell>
          <table:table-cell table:style-name="ce3" office:value-type="time" office:time-value="PT21H10M17.975S" calcext:value-type="time">
            <text:p>21:10:17.98</text:p>
          </table:table-cell>
          <table:table-cell table:style-name="ce1" table:formula="of:=[.F9]-[.E9]" office:value-type="time" office:time-value="PT00H03M58.072S" calcext:value-type="time">
            <text:p>00:03:58.07</text:p>
          </table:table-cell>
          <table:table-cell table:formula="of:=1/([.C9]*[.D9]*[.G9])" office:value-type="float" office:value="12.9612650194659" calcext:value-type="float">
            <text:p>12.9612650195</text:p>
          </table:table-cell>
          <table:table-cell table:formula="of:=[.G9]/[.$G$4]" office:value-type="float" office:value="2.26869198955574" calcext:value-type="float">
            <text:p>2.2686919896</text:p>
          </table:table-cell>
        </table:table-row>
        <table:table-row table:style-name="ro2">
          <table:table-cell office:value-type="string" calcext:value-type="string">
            <text:p>home win7</text:p>
          </table:table-cell>
          <table:table-cell office:value-type="string" calcext:value-type="string">
            <text:p>Core i7-2700K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style-name="ce1" office:value-type="time" office:time-value="PT21H15M30.202S" calcext:value-type="time">
            <text:p>21:15:30.20</text:p>
          </table:table-cell>
          <table:table-cell table:style-name="ce1" office:value-type="time" office:time-value="PT21H21M29.348S" calcext:value-type="time">
            <text:p>21:21:29.35</text:p>
          </table:table-cell>
          <table:table-cell table:style-name="ce1" table:formula="of:=[.F10]-[.E10]" office:value-type="time" office:time-value="PT00H05M59.146S" calcext:value-type="time">
            <text:p>00:05:59.15</text:p>
          </table:table-cell>
          <table:table-cell table:formula="of:=1/([.C10]*[.D10]*[.G10])" office:value-type="float" office:value="8.59181025464376" calcext:value-type="float">
            <text:p>8.5918102546</text:p>
          </table:table-cell>
          <table:table-cell table:formula="of:=[.G10]/[.$G$4]" office:value-type="float" office:value="3.42245897577617" calcext:value-type="float">
            <text:p>3.4224589758</text:p>
          </table:table-cell>
        </table:table-row>
        <table:table-row table:style-name="ro4">
          <table:table-cell office:value-type="string" calcext:value-type="string">
            <text:p>macbook pro</text:p>
          </table:table-cell>
          <table:table-cell office:value-type="string" calcext:value-type="string">
            <text:p>Core i7-3720QM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table:style-name="ce4" office:value-type="time" office:time-value="PT08H47M11.642S" calcext:value-type="time">
            <text:p>08:47:11.64</text:p>
          </table:table-cell>
          <table:table-cell table:style-name="ce4" office:value-type="time" office:time-value="PT08H52M11.943S" calcext:value-type="time">
            <text:p>08:52:11.94</text:p>
          </table:table-cell>
          <table:table-cell table:style-name="ce1" table:formula="of:=[.F11]-[.E11]" office:value-type="time" office:time-value="PT00H05M00.301S" calcext:value-type="time">
            <text:p>00:05:00.30</text:p>
          </table:table-cell>
          <table:table-cell table:formula="of:=1/([.C11]*[.D11]*[.G11])" office:value-type="float" office:value="13.8322754631059" calcext:value-type="float">
            <text:p>13.8322754631</text:p>
          </table:table-cell>
          <table:table-cell table:formula="of:=[.G11]/[.$G$4]" office:value-type="float" office:value="2.86169928910404" calcext:value-type="float">
            <text:p>2.8616992891</text:p>
          </table:table-cell>
        </table:table-row>
        <table:table-row table:style-name="ro2">
          <table:table-cell table:number-columns-repeated="6"/>
          <table:table-cell table:style-name="ce1" table:formula="of:=[.F12]-[.E12]" office:value-type="time" office:time-value="PT00H00M00S" calcext:value-type="time">
            <text:p>00:00:00.00</text:p>
          </table:table-cell>
          <table:table-cell table:formula="of:=1/([.C12]*[.D12]*[.G12])" office:value-type="string" office:string-value="#DIV/0!" calcext:value-type="error">
            <text:p>#DIV/0!</text:p>
          </table:table-cell>
          <table:table-cell table:formula="of:=[.G12]/[.$G$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 table:formula="of:=[.F13]-[.E13]" office:value-type="time" office:time-value="PT00H00M00S" calcext:value-type="time">
            <text:p>00:00:00.00</text:p>
          </table:table-cell>
          <table:table-cell table:formula="of:=1/([.C13]*[.D13]*[.G13])" office:value-type="string" office:string-value="#DIV/0!" calcext:value-type="error">
            <text:p>#DIV/0!</text:p>
          </table:table-cell>
          <table:table-cell table:formula="of:=[.G13]/[.$G$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 table:formula="of:=[.F14]-[.E14]" office:value-type="time" office:time-value="PT00H00M00S" calcext:value-type="time">
            <text:p>00:00:00.00</text:p>
          </table:table-cell>
          <table:table-cell table:formula="of:=1/([.C14]*[.D14]*[.G14])" office:value-type="string" office:string-value="#DIV/0!" calcext:value-type="error">
            <text:p>#DIV/0!</text:p>
          </table:table-cell>
          <table:table-cell table:formula="of:=[.G14]/[.$G$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 table:formula="of:=[.F15]-[.E15]" office:value-type="time" office:time-value="PT00H00M00S" calcext:value-type="time">
            <text:p>00:00:00.00</text:p>
          </table:table-cell>
          <table:table-cell table:formula="of:=1/([.C15]*[.D15]*[.G15])" office:value-type="string" office:string-value="#DIV/0!" calcext:value-type="error">
            <text:p>#DIV/0!</text:p>
          </table:table-cell>
          <table:table-cell table:formula="of:=[.G15]/[.$G$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 table:formula="of:=[.F16]-[.E16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table:formula="of:=[.F17]-[.E17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ing Branton's Transformation Code</text:p>
          </table:table-cell>
          <table:table-cell table:number-columns-repeated="5"/>
          <table:table-cell table:style-name="ce1" table:formula="of:=[.F18]-[.E18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book pro</text:p>
          </table:table-cell>
          <table:table-cell table:number-columns-repeated="3"/>
          <table:table-cell table:style-name="ce4" office:value-type="time" office:time-value="PT20H39M14.447S" calcext:value-type="time">
            <text:p>20:39:14.45</text:p>
          </table:table-cell>
          <table:table-cell table:style-name="ce4" office:value-type="time" office:time-value="PT20H44M16.562S" calcext:value-type="time">
            <text:p>20:44:16.56</text:p>
          </table:table-cell>
          <table:table-cell table:style-name="ce1" table:formula="of:=[.F19]-[.E19]" office:value-type="time" office:time-value="PT00H05M02.115S" calcext:value-type="time">
            <text:p>00:05:02.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table:formula="of:=[.F20]-[.E20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table:formula="of:=[.F21]-[.E21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table:formula="of:=[.F22]-[.E22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table:formula="of:=[.F23]-[.E23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table:formula="of:=[.F24]-[.E24]" office:value-type="time" office:time-value="PT00H00M00S" calcext:value-type="time">
            <text:p>00:00:00.00</text:p>
          </table:table-cell>
          <table:table-cell table:number-columns-repeated="2"/>
        </table:table-row>
        <table:table-row table:style-name="ro2" table:number-rows-repeated="104855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00:00:01.424247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4:05:51</meta:creation-date>
    <dc:date>2013-11-16T14:53:38.411271000</dc:date>
    <meta:editing-duration>PT7M13S</meta:editing-duration>
    <meta:editing-cycles>6</meta:editing-cycles>
    <meta:generator>LibreOffice/4.1.0.4$MacOSX_x86 LibreOffice_project/89ea49ddacd9aa532507cbf852f2bb22b1ace28</meta:generator>
    <meta:document-statistic meta:table-count="1" meta:cell-count="107" meta:object-count="0"/>
    <meta:user-defined meta:name="qrichtext">1</meta:user-defined>
  </office:meta>
</office:document-meta>
</file>